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5.999cm" svg:height="8.999cm" svg:x="1.651cm" svg:y="2.558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99cm" fo:page-height="15.0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6T23:03:10</meta:creation-date>
    <dc:date>2012-05-07T10:48:10</dc:date>
    <meta:editing-duration>PT11H18M52S</meta:editing-duration>
    <meta:editing-cycles>3</meta:editing-cycles>
    <meta:generator>LibreOffice/3.5$Linux_X86_64 LibreOffice_project/350m1$Build-20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4.001cm" svg:y="3.899cm" style:legend-expansion="high" chart:style-name="ch2"/>
        <chart:plot-area chart:style-name="ch3" chart:data-source-has-labels="both" svg:x="0.77cm" svg:y="0.855cm" svg:width="12.591cm" svg:height="7.545cm">
          <chartooo:coordinate-region svg:x="1.577cm" svg:y="1.081cm" svg:width="11.784cm" svg:height="6.168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ned</text:p>
              </table:table-cell>
              <table:table-cell office:value-type="string">
                <text:p>Actual</text:p>
              </table:table-cell>
            </table:table-row>
          </table:table-header-rows>
          <table:table-rows>
            <table:table-row>
              <table:table-cell office:value-type="string">
                <text:p>Chat Systems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Security Features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Comm Proto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Chat Proto</text:p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Prototype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Demo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